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3.93cm"/>
    </style:style>
    <style:style style:name="co6" style:family="table-column">
      <style:table-column-properties fo:break-before="auto" style:column-width="3.766cm"/>
    </style:style>
    <style:style style:name="co7" style:family="table-column">
      <style:table-column-properties fo:break-before="auto" style:column-width="4.247cm"/>
    </style:style>
    <style:style style:name="co8" style:family="table-column">
      <style:table-column-properties fo:break-before="auto" style:column-width="2.586cm"/>
    </style:style>
    <style:style style:name="co9" style:family="table-column">
      <style:table-column-properties fo:break-before="auto" style:column-width="3.485cm"/>
    </style:style>
    <style:style style:name="co10" style:family="table-column">
      <style:table-column-properties fo:break-before="auto" style:column-width="2.81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4"/>
    <style:style style:name="ce2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06cm" svg:height="9.004cm" svg:x="4.528cm" svg:y="4.516cm">
            <draw:object draw:notify-on-update-of-ranges="Sheet1.O2:Sheet1.O2 Sheet1.O3:Sheet1.O7 Sheet1.P2:Sheet1.P2 Sheet1.P3:Sheet1.P7 Sheet1.Q2:Sheet1.Q2 Sheet1.Q3:Sheet1.Q7 Sheet1.R2:Sheet1.R2 Sheet1.R3:Sheet1.R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3" table:default-cell-style-name="ce2"/>
        <table:table-column table:style-name="co9" table:default-cell-style-name="ce2"/>
        <table:table-column table:style-name="co10" table:default-cell-style-name="ce2"/>
        <table:table-column table:style-name="co8" table:number-columns-repeated="2" table:default-cell-style-name="ce2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number-columns-repeated="3"/>
          <table:table-cell table:style-name="Default" table:number-columns-repeated="14"/>
          <table:table-cell/>
        </table:table-row>
        <table:table-row table:style-name="ro1"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Discount Factor @4.5%</text:p>
          </table:table-cell>
          <table:table-cell table:style-name="Default" office:value-type="string" calcext:value-type="string">
            <text:p>Discounted Salaries</text:p>
          </table:table-cell>
          <table:table-cell table:style-name="Default" office:value-type="string" calcext:value-type="string">
            <text:p>Discounted Components</text:p>
          </table:table-cell>
          <table:table-cell table:style-name="Default" office:value-type="string" calcext:value-type="string">
            <text:p>Discounted Advertising</text:p>
          </table:table-cell>
          <table:table-cell table:style-name="Default" office:value-type="string" calcext:value-type="string">
            <text:p>Discounted Electricity</text:p>
          </table:table-cell>
          <table:table-cell table:style-name="Default" office:value-type="string" calcext:value-type="string">
            <text:p>Yearly Starting Principle</text:p>
          </table:table-cell>
          <table:table-cell table:style-name="Default" office:value-type="string" calcext:value-type="string">
            <text:p>Payments</text:p>
          </table:table-cell>
          <table:table-cell table:style-name="Default" office:value-type="string" calcext:value-type="string">
            <text:p>Interest Paid</text:p>
          </table:table-cell>
          <table:table-cell table:style-name="Default" office:value-type="string" calcext:value-type="string">
            <text:p>Principal Paid</text:p>
          </table:table-cell>
          <table:table-cell table:style-name="Default" office:value-type="string" calcext:value-type="string">
            <text:p>Remaining Principle</text:p>
          </table:table-cell>
          <table:table-cell table:style-name="Default" office:value-type="string" calcext:value-type="string">
            <text:p>Taxable Income</text:p>
          </table:table-cell>
          <table:table-cell table:style-name="Default" office:value-type="string" calcext:value-type="string">
            <text:p>Tax Paid</text:p>
          </table:table-cell>
          <table:table-cell table:style-name="Default" office:value-type="string" calcext:value-type="string">
            <text:p>Cost</text:p>
          </table:table-cell>
          <table:table-cell table:style-name="Default" office:value-type="string" calcext:value-type="string">
            <text:p>Revenue</text:p>
          </table:table-cell>
          <table:table-cell table:style-name="Default" office:value-type="string" calcext:value-type="string">
            <text:p>Net</text:p>
          </table:table-cell>
          <table:table-cell office:value-type="string" calcext:value-type="string">
            <text:p>Cumulative Ne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" table:formula="of:=1.045^-([.B3]-1)" office:value-type="float" office:value="1" calcext:value-type="float">
            <text:p>1.00</text:p>
          </table:table-cell>
          <table:table-cell table:formula="of:=-((44283+51059)/2+15600+(40000*4))*[.C3]" office:value-type="currency" office:currency="CAD" office:value="-223271" calcext:value-type="currency">
            <text:p>-$223,271.00</text:p>
          </table:table-cell>
          <table:table-cell table:formula="of:=-12000" office:value-type="currency" office:currency="CAD" office:value="-12000" calcext:value-type="currency">
            <text:p>-$12,000.00</text:p>
          </table:table-cell>
          <table:table-cell table:formula="of:=-4000+-(12*3000)" office:value-type="currency" office:currency="CAD" office:value="-40000" calcext:value-type="currency">
            <text:p>-$40,000.00</text:p>
          </table:table-cell>
          <table:table-cell table:formula="of:=-6138.97" office:value-type="currency" office:currency="CAD" office:value="-6138.97" calcext:value-type="currency">
            <text:p>-$6,138.97</text:p>
          </table:table-cell>
          <table:table-cell table:number-columns-repeated="7"/>
          <table:table-cell table:formula="of:==SUM([.D3:.H3])" office:value-type="currency" office:currency="CAD" office:value="-281409.97" calcext:value-type="currency">
            <text:p>-$281,409.97</text:p>
          </table:table-cell>
          <table:table-cell table:formula="of:=0*[.C3]" office:value-type="currency" office:currency="CAD" office:value="0" calcext:value-type="currency">
            <text:p>$0.00</text:p>
          </table:table-cell>
          <table:table-cell table:formula="of:=[.O3]+[.P3]" office:value-type="currency" office:currency="CAD" office:value="-281409.97" calcext:value-type="currency">
            <text:p>-$281,409.97</text:p>
          </table:table-cell>
          <table:table-cell table:style-name="ce2" table:formula="of:=[.Q3]" office:value-type="currency" office:currency="CAD" office:value="-281409.97" calcext:value-type="currency">
            <text:p>-$281,409.9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" table:formula="of:=1.045^-([.B4]-1)" office:value-type="float" office:value="0.956937799043062" calcext:value-type="float">
            <text:p>0.96</text:p>
          </table:table-cell>
          <table:table-cell table:formula="of:=-(51069+44283+(4*40000))*[.C4]" office:value-type="currency" office:currency="CAD" office:value="-244355.980861244" calcext:value-type="currency">
            <text:p>-$244,355.98</text:p>
          </table:table-cell>
          <table:table-cell table:formula="of:=-12000*[.C4]" office:value-type="currency" office:currency="CAD" office:value="-11483.2535885167" calcext:value-type="currency">
            <text:p>-$11,483.25</text:p>
          </table:table-cell>
          <table:table-cell table:formula="of:=-3000*12*[.C4]" office:value-type="currency" office:currency="CAD" office:value="-34449.7607655502" calcext:value-type="currency">
            <text:p>-$34,449.76</text:p>
          </table:table-cell>
          <table:table-cell table:formula="of:=-12277.94*[.C4]" office:value-type="currency" office:currency="CAD" office:value="-11749.2248803828" calcext:value-type="currency">
            <text:p>-$11,749.22</text:p>
          </table:table-cell>
          <table:table-cell table:formula="of:=-300000" office:value-type="currency" office:currency="CAD" office:value="-300000" calcext:value-type="currency">
            <text:p>-$300,000.00</text:p>
          </table:table-cell>
          <table:table-cell table:formula="of:=300000*(6.2%*1.062^4)/(1.062^4-1)" office:value-type="currency" office:currency="CAD" office:value="86974.2867018916" calcext:value-type="currency">
            <text:p>$86,974.29</text:p>
          </table:table-cell>
          <table:table-cell table:formula="of:=[.H4]*6.2%" office:value-type="currency" office:currency="CAD" office:value="-18600" calcext:value-type="currency">
            <text:p>-$18,600.00</text:p>
          </table:table-cell>
          <table:table-cell table:formula="of:=-[.I4]-[.J4]" office:value-type="currency" office:currency="CAD" office:value="-68374.2867018916" calcext:value-type="currency">
            <text:p>-$68,374.29</text:p>
          </table:table-cell>
          <table:table-cell table:formula="of:=[.H4]-[.K4]" office:value-type="currency" office:currency="CAD" office:value="-231625.713298108" calcext:value-type="currency">
            <text:p>-$231,625.71</text:p>
          </table:table-cell>
          <table:table-cell table:formula="of:=[.P4]-[.J4]" office:value-type="currency" office:currency="CAD" office:value="394791.387559809" calcext:value-type="currency">
            <text:p>$394,791.39</text:p>
          </table:table-cell>
          <table:table-cell/>
          <table:table-cell table:formula="of:==SUM([.D4:.G4])-[.I4]-[.N4]" office:value-type="currency" office:currency="CAD" office:value="-389012.506797585" calcext:value-type="currency">
            <text:p>-$389,012.51</text:p>
          </table:table-cell>
          <table:table-cell table:formula="of:=0.42*60*6*5*52*10*[.C4]" office:value-type="currency" office:currency="CAD" office:value="376191.387559809" calcext:value-type="currency">
            <text:p>$376,191.39</text:p>
          </table:table-cell>
          <table:table-cell table:formula="of:=[.O4]+[.P4]" office:value-type="currency" office:currency="CAD" office:value="-12821.1192377768" calcext:value-type="currency">
            <text:p>-$12,821.12</text:p>
          </table:table-cell>
          <table:table-cell table:style-name="ce2" table:formula="of:=[.R3]+[.Q4]" office:value-type="currency" office:currency="CAD" office:value="-294231.089237777" calcext:value-type="currency">
            <text:p>-$294,231.09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" table:formula="of:=1.045^-([.B5]-1)" office:value-type="float" office:value="0.91572995123738" calcext:value-type="float">
            <text:p>0.92</text:p>
          </table:table-cell>
          <table:table-cell table:formula="of:=-((2*(51069+44283))+(4*40000)+15600)*[.C5]" office:value-type="currency" office:currency="CAD" office:value="-335435.544058057" calcext:value-type="currency">
            <text:p>-$335,435.54</text:p>
          </table:table-cell>
          <table:table-cell table:formula="of:=-12000*[.C5]" office:value-type="currency" office:currency="CAD" office:value="-10988.7594148486" calcext:value-type="currency">
            <text:p>-$10,988.76</text:p>
          </table:table-cell>
          <table:table-cell table:formula="of:=-3000*12*[.C5]" office:value-type="currency" office:currency="CAD" office:value="-32966.2782445457" calcext:value-type="currency">
            <text:p>-$32,966.28</text:p>
          </table:table-cell>
          <table:table-cell table:formula="of:=-2*12277.942*[.C5]" office:value-type="currency" office:currency="CAD" office:value="-22486.5584579108" calcext:value-type="currency">
            <text:p>-$22,486.56</text:p>
          </table:table-cell>
          <table:table-cell table:formula="of:=[.L4]" office:value-type="currency" office:currency="CAD" office:value="-231625.713298108" calcext:value-type="currency">
            <text:p>-$231,625.71</text:p>
          </table:table-cell>
          <table:table-cell table:formula="of:=300000*(6.2%*1.062^4)/(1.062^4-1)" office:value-type="currency" office:currency="CAD" office:value="86974.2867018916" calcext:value-type="currency">
            <text:p>$86,974.29</text:p>
          </table:table-cell>
          <table:table-cell table:formula="of:=[.H5]*6.2%" office:value-type="currency" office:currency="CAD" office:value="-14360.7942244827" calcext:value-type="currency">
            <text:p>-$14,360.79</text:p>
          </table:table-cell>
          <table:table-cell table:formula="of:=-[.I5]-[.J5]" office:value-type="currency" office:currency="CAD" office:value="-72613.4924774089" calcext:value-type="currency">
            <text:p>-$72,613.49</text:p>
          </table:table-cell>
          <table:table-cell table:formula="of:=[.H5]-[.K5]" office:value-type="currency" office:currency="CAD" office:value="-159012.220820699" calcext:value-type="currency">
            <text:p>-$159,012.22</text:p>
          </table:table-cell>
          <table:table-cell table:formula="of:=[.P5]-[.J5]" office:value-type="currency" office:currency="CAD" office:value="734344.311085361" calcext:value-type="currency">
            <text:p>$734,344.31</text:p>
          </table:table-cell>
          <table:table-cell table:formula="of:=[.M5]*26%" office:value-type="currency" office:currency="CAD" office:value="190929.520882194" calcext:value-type="currency">
            <text:p>$190,929.52</text:p>
          </table:table-cell>
          <table:table-cell table:formula="of:==SUM([.D5:.G5])-[.I5]-[.N5]" office:value-type="currency" office:currency="CAD" office:value="-679780.947759448" calcext:value-type="currency">
            <text:p>-$679,780.95</text:p>
          </table:table-cell>
          <table:table-cell table:formula="of:=0.42*60*6*5*52*10*2*[.C5]" office:value-type="currency" office:currency="CAD" office:value="719983.516860878" calcext:value-type="currency">
            <text:p>$719,983.52</text:p>
          </table:table-cell>
          <table:table-cell table:formula="of:=[.O5]+[.P5]" office:value-type="currency" office:currency="CAD" office:value="40202.5691014301" calcext:value-type="currency">
            <text:p>$40,202.57</text:p>
          </table:table-cell>
          <table:table-cell table:style-name="ce2" table:formula="of:=[.R4]+[.Q5]" office:value-type="currency" office:currency="CAD" office:value="-254028.520136347" calcext:value-type="currency">
            <text:p>-$254,028.5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" table:formula="of:=1.045^-([.B6]-1)" office:value-type="float" office:value="0.876296604054909" calcext:value-type="float">
            <text:p>0.88</text:p>
          </table:table-cell>
          <table:table-cell table:formula="of:=-(51069+44283+(4*40000))*[.C6]" office:value-type="currency" office:currency="CAD" office:value="-223764.090438629" calcext:value-type="currency">
            <text:p>-$223,764.09</text:p>
          </table:table-cell>
          <table:table-cell table:formula="of:=-(2*12000)*[.C6]" office:value-type="currency" office:currency="CAD" office:value="-21031.1184973178" calcext:value-type="currency">
            <text:p>-$21,031.12</text:p>
          </table:table-cell>
          <table:table-cell table:formula="of:=-3000*12*[.C6]" office:value-type="currency" office:currency="CAD" office:value="-31546.6777459767" calcext:value-type="currency">
            <text:p>-$31,546.68</text:p>
          </table:table-cell>
          <table:table-cell table:formula="of:=-2*12277.942*[.C6]" office:value-type="currency" office:currency="CAD" office:value="-21518.2377587663" calcext:value-type="currency">
            <text:p>-$21,518.24</text:p>
          </table:table-cell>
          <table:table-cell table:formula="of:=[.L5]" office:value-type="currency" office:currency="CAD" office:value="-159012.220820699" calcext:value-type="currency">
            <text:p>-$159,012.22</text:p>
          </table:table-cell>
          <table:table-cell table:formula="of:=300000*(6.2%*1.062^4)/(1.062^4-1)" office:value-type="currency" office:currency="CAD" office:value="86974.2867018916" calcext:value-type="currency">
            <text:p>$86,974.29</text:p>
          </table:table-cell>
          <table:table-cell table:formula="of:=[.H6]*6.2%" office:value-type="currency" office:currency="CAD" office:value="-9858.75769088337" calcext:value-type="currency">
            <text:p>-$9,858.76</text:p>
          </table:table-cell>
          <table:table-cell table:formula="of:=-[.I6]-[.J6]" office:value-type="currency" office:currency="CAD" office:value="-77115.5290110083" calcext:value-type="currency">
            <text:p>-$77,115.53</text:p>
          </table:table-cell>
          <table:table-cell table:formula="of:=[.H6]-[.K6]" office:value-type="currency" office:currency="CAD" office:value="-81896.6918096912" calcext:value-type="currency">
            <text:p>-$81,896.69</text:p>
          </table:table-cell>
          <table:table-cell table:formula="of:=[.P6]-[.J6]" office:value-type="currency" office:currency="CAD" office:value="698838.199663015" calcext:value-type="currency">
            <text:p>$698,838.20</text:p>
          </table:table-cell>
          <table:table-cell table:formula="of:=[.M6]*26%" office:value-type="currency" office:currency="CAD" office:value="181697.931912384" calcext:value-type="currency">
            <text:p>$181,697.93</text:p>
          </table:table-cell>
          <table:table-cell table:formula="of:==SUM([.D6:.G6])-[.I6]-[.N6]" office:value-type="currency" office:currency="CAD" office:value="-566532.343054966" calcext:value-type="currency">
            <text:p>-$566,532.34</text:p>
          </table:table-cell>
          <table:table-cell table:formula="of:=0.42*60*6*5*52*10*2*[.C6]" office:value-type="currency" office:currency="CAD" office:value="688979.441972132" calcext:value-type="currency">
            <text:p>$688,979.44</text:p>
          </table:table-cell>
          <table:table-cell table:formula="of:=[.O6]+[.P6]" office:value-type="currency" office:currency="CAD" office:value="122447.098917166" calcext:value-type="currency">
            <text:p>$122,447.10</text:p>
          </table:table-cell>
          <table:table-cell table:style-name="ce2" table:formula="of:=[.R5]+[.Q6]" office:value-type="currency" office:currency="CAD" office:value="-131581.42121918" calcext:value-type="currency">
            <text:p>-$131,581.4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" table:formula="of:=1.045^-([.B7]-1)" office:value-type="float" office:value="0.838561343593215" calcext:value-type="float">
            <text:p>0.84</text:p>
          </table:table-cell>
          <table:table-cell table:formula="of:=-((3*(51069+44283))+(4*40000)+15600)*[.C7]" office:value-type="currency" office:currency="CAD" office:value="-387126.875637869" calcext:value-type="currency">
            <text:p>-$387,126.88</text:p>
          </table:table-cell>
          <table:table-cell table:formula="of:=2*-12000*[.C7]" office:value-type="currency" office:currency="CAD" office:value="-20125.4722462372" calcext:value-type="currency">
            <text:p>-$20,125.47</text:p>
          </table:table-cell>
          <table:table-cell table:formula="of:=-3000*12*[.C7]" office:value-type="currency" office:currency="CAD" office:value="-30188.2083693557" calcext:value-type="currency">
            <text:p>-$30,188.21</text:p>
          </table:table-cell>
          <table:table-cell table:formula="of:=-3*12277.942*[.C7]" office:value-type="currency" office:currency="CAD" office:value="-30887.4226202387" calcext:value-type="currency">
            <text:p>-$30,887.42</text:p>
          </table:table-cell>
          <table:table-cell table:formula="of:=[.L6]" office:value-type="currency" office:currency="CAD" office:value="-81896.6918096912" calcext:value-type="currency">
            <text:p>-$81,896.69</text:p>
          </table:table-cell>
          <table:table-cell table:formula="of:=300000*(6.2%*1.062^4)/(1.062^4-1)" office:value-type="currency" office:currency="CAD" office:value="86974.2867018916" calcext:value-type="currency">
            <text:p>$86,974.29</text:p>
          </table:table-cell>
          <table:table-cell table:formula="of:=[.H7]*6.2%" office:value-type="currency" office:currency="CAD" office:value="-5077.59489220086" calcext:value-type="currency">
            <text:p>-$5,077.59</text:p>
          </table:table-cell>
          <table:table-cell table:formula="of:=-[.I7]-[.J7]" office:value-type="currency" office:currency="CAD" office:value="-81896.6918096908" calcext:value-type="currency">
            <text:p>-$81,896.69</text:p>
          </table:table-cell>
          <table:table-cell table:formula="of:=[.H7]-[.K7]" office:value-type="currency" office:currency="CAD" office:value="-0.00000000043655745685" calcext:value-type="currency">
            <text:p>-$0.00</text:p>
          </table:table-cell>
          <table:table-cell table:formula="of:=[.P7]-[.J7]" office:value-type="currency" office:currency="CAD" office:value="994043.301072295" calcext:value-type="currency">
            <text:p>$994,043.30</text:p>
          </table:table-cell>
          <table:table-cell table:formula="of:=[.M7]*26%" office:value-type="currency" office:currency="CAD" office:value="258451.258278797" calcext:value-type="currency">
            <text:p>$258,451.26</text:p>
          </table:table-cell>
          <table:table-cell table:formula="of:==SUM([.D7:.G7])-[.I7]-[.N7]" office:value-type="currency" office:currency="CAD" office:value="-813753.523854389" calcext:value-type="currency">
            <text:p>-$813,753.52</text:p>
          </table:table-cell>
          <table:table-cell table:formula="of:=0.42*60*6*5*52*10*3*[.C7]" office:value-type="currency" office:currency="CAD" office:value="988965.706180094" calcext:value-type="currency">
            <text:p>$988,965.71</text:p>
          </table:table-cell>
          <table:table-cell table:formula="of:=[.O7]+[.P7]" office:value-type="currency" office:currency="CAD" office:value="175212.182325705" calcext:value-type="currency">
            <text:p>$175,212.18</text:p>
          </table:table-cell>
          <table:table-cell table:style-name="ce2" table:formula="of:=[.R6]+[.Q7]" office:value-type="currency" office:currency="CAD" office:value="43630.7611065244" calcext:value-type="currency">
            <text:p>$43,630.76</text:p>
          </table:table-cell>
        </table:table-row>
        <table:table-row table:style-name="ro1">
          <table:table-cell table:number-columns-repeated="3"/>
          <table:table-cell table:style-name="Default" table:number-columns-repeated="14"/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/>
          <table:table-cell table:formula="of:=SUM([.D3:.D7])" office:value-type="currency" office:currency="CAD" office:value="-1413953.4909958" calcext:value-type="currency">
            <text:p>-$1,413,953.49</text:p>
          </table:table-cell>
          <table:table-cell table:formula="of:=SUM([.E3:.E7])" office:value-type="currency" office:currency="CAD" office:value="-75628.6037469203" calcext:value-type="currency">
            <text:p>-$75,628.60</text:p>
          </table:table-cell>
          <table:table-cell table:formula="of:=SUM([.F3:.F7])" office:value-type="currency" office:currency="CAD" office:value="-169150.925125428" calcext:value-type="currency">
            <text:p>-$169,150.93</text:p>
          </table:table-cell>
          <table:table-cell table:formula="of:=SUM([.G3:.G7])" office:value-type="currency" office:currency="CAD" office:value="-92780.4137172985" calcext:value-type="currency">
            <text:p>-$92,780.41</text:p>
          </table:table-cell>
          <table:table-cell table:number-columns-repeated="7"/>
          <table:table-cell table:formula="of:=SUM([.O3:.O7])" office:value-type="currency" office:currency="CAD" office:value="-2730489.29146639" calcext:value-type="currency">
            <text:p>-$2,730,489.29</text:p>
          </table:table-cell>
          <table:table-cell table:formula="of:=SUM([.P3:.P7])/10" office:value-type="currency" office:currency="CAD" office:value="277412.005257291" calcext:value-type="currency">
            <text:p>$277,412.0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 table:number-columns-repeated="14"/>
          <table:table-cell/>
        </table:table-row>
        <table:table-row table:style-name="ro1">
          <table:table-cell table:number-columns-repeated="3"/>
          <table:table-cell table:style-name="Default" table:number-columns-repeated="13"/>
          <table:table-cell table:formula="of:=SUM([.R3:.R6])" office:value-type="currency" office:currency="CAD" office:value="-961251.000593304" calcext:value-type="currency">
            <text:p>-$961,251.0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C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06T23:52:06.036000000</meta:creation-date>
    <dc:date>2023-04-07T02:16:33.380000000</dc:date>
    <meta:editing-duration>PT2H24M28S</meta:editing-duration>
    <meta:editing-cycles>1</meta:editing-cycles>
    <meta:document-statistic meta:table-count="1" meta:cell-count="102" meta:object-count="1"/>
    <meta:generator>LibreOffice/7.4.0.3$Windows_X86_64 LibreOffice_project/f85e47c08ddd19c015c0114a68350214f7066f5a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10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00a933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2a6099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.007cm" svg:height="9.005cm" xlink:href=".." xlink:type="simple" chart:class="chart:bar" chart:style-name="ch1">
        <chart:title svg:x="5.697cm" svg:y="0.316cm" chart:style-name="ch2">
          <text:p>Cash Flow Projections</text:p>
        </chart:title>
        <chart:legend chart:legend-position="end" svg:x="12.897cm" svg:y="3.456cm" style:legend-expansion="high" chart:style-name="ch3"/>
        <chart:plot-area chart:style-name="ch4" table:cell-range-address="Sheet1.O2:Sheet1.R7" chart:data-source-has-labels="row" svg:x="1.331cm" svg:y="1.275cm" svg:width="11.246cm" svg:height="6.569cm">
          <chart:coordinate-region svg:x="3.857cm" svg:y="1.474cm" svg:width="8.72cm" svg:height="6.171cm"/>
          <chart:axis chart:dimension="x" chart:name="primary-x" chart:style-name="ch5">
            <chart:title svg:x="6.473cm" svg:y="8.024cm" chart:style-name="ch6">
              <text:p>Years</text:p>
            </chart:title>
          </chart:axis>
          <chart:axis chart:dimension="y" chart:name="primary-y" chart:style-name="ch7">
            <chart:title svg:x="0.451cm" svg:y="5.37cm" chart:style-name="ch8">
              <text:p>Dollars ($)</text:p>
            </chart:title>
            <chart:grid chart:style-name="ch9" chart:class="major"/>
          </chart:axis>
          <chart:series chart:style-name="ch10" chart:values-cell-range-address="Sheet1.O3:Sheet1.O7" chart:label-cell-address="Sheet1.O2:Sheet1.O2" chart:class="chart:bar">
            <chart:data-point chart:repeated="5"/>
          </chart:series>
          <chart:series chart:style-name="ch11" chart:values-cell-range-address="Sheet1.P3:Sheet1.P7" chart:label-cell-address="Sheet1.P2:Sheet1.P2" chart:class="chart:bar">
            <chart:data-point chart:repeated="5"/>
          </chart:series>
          <chart:series chart:style-name="ch12" chart:values-cell-range-address="Sheet1.Q3:Sheet1.Q7" chart:label-cell-address="Sheet1.Q2:Sheet1.Q2" chart:class="chart:bar">
            <chart:data-point chart:repeated="5"/>
          </chart:series>
          <chart:series chart:style-name="ch13" chart:values-cell-range-address="Sheet1.R3:Sheet1.R7" chart:label-cell-address="Sheet1.R2:Sheet1.R2" chart:class="chart:bar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st</text:p>
                <draw:g>
                  <svg:desc>Sheet1.O2:Sheet1.O2</svg:desc>
                </draw:g>
              </table:table-cell>
              <table:table-cell office:value-type="string">
                <text:p>Revenue</text:p>
                <draw:g>
                  <svg:desc>Sheet1.P2:Sheet1.P2</svg:desc>
                </draw:g>
              </table:table-cell>
              <table:table-cell office:value-type="string">
                <text:p>Net</text:p>
                <draw:g>
                  <svg:desc>Sheet1.Q2:Sheet1.Q2</svg:desc>
                </draw:g>
              </table:table-cell>
              <table:table-cell office:value-type="string">
                <text:p>Cumulative Net</text:p>
                <draw:g>
                  <svg:desc>Sheet1.R2:Sheet1.R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281409.97">
                <text:p>-281409.97</text:p>
                <draw:g>
                  <svg:desc>Sheet1.O3:Sheet1.O7</svg:desc>
                </draw:g>
              </table:table-cell>
              <table:table-cell office:value-type="float" office:value="0">
                <text:p>0</text:p>
                <draw:g>
                  <svg:desc>Sheet1.P3:Sheet1.P7</svg:desc>
                </draw:g>
              </table:table-cell>
              <table:table-cell office:value-type="float" office:value="-281409.97">
                <text:p>-281409.97</text:p>
                <draw:g>
                  <svg:desc>Sheet1.Q3:Sheet1.Q7</svg:desc>
                </draw:g>
              </table:table-cell>
              <table:table-cell office:value-type="float" office:value="-281409.97">
                <text:p>-281409.97</text:p>
                <draw:g>
                  <svg:desc>Sheet1.R3:Sheet1.R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89012.506797585">
                <text:p>-389012.506797585</text:p>
              </table:table-cell>
              <table:table-cell office:value-type="float" office:value="376191.387559809">
                <text:p>376191.387559809</text:p>
              </table:table-cell>
              <table:table-cell office:value-type="float" office:value="-12821.1192377768">
                <text:p>-12821.1192377768</text:p>
              </table:table-cell>
              <table:table-cell office:value-type="float" office:value="-294231.089237777">
                <text:p>-294231.0892377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679780.947759448">
                <text:p>-679780.947759448</text:p>
              </table:table-cell>
              <table:table-cell office:value-type="float" office:value="719983.516860878">
                <text:p>719983.516860878</text:p>
              </table:table-cell>
              <table:table-cell office:value-type="float" office:value="40202.5691014301">
                <text:p>40202.5691014301</text:p>
              </table:table-cell>
              <table:table-cell office:value-type="float" office:value="-254028.520136347">
                <text:p>-254028.52013634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566532.343054966">
                <text:p>-566532.343054966</text:p>
              </table:table-cell>
              <table:table-cell office:value-type="float" office:value="688979.441972132">
                <text:p>688979.441972132</text:p>
              </table:table-cell>
              <table:table-cell office:value-type="float" office:value="122447.098917166">
                <text:p>122447.098917166</text:p>
              </table:table-cell>
              <table:table-cell office:value-type="float" office:value="-131581.42121918">
                <text:p>-131581.421219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813753.523854389">
                <text:p>-813753.523854389</text:p>
              </table:table-cell>
              <table:table-cell office:value-type="float" office:value="988965.706180094">
                <text:p>988965.706180094</text:p>
              </table:table-cell>
              <table:table-cell office:value-type="float" office:value="175212.182325705">
                <text:p>175212.182325705</text:p>
              </table:table-cell>
              <table:table-cell office:value-type="float" office:value="43630.7611065244">
                <text:p>43630.76110652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